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Liberation Sans" fo:font-weight="bold" style:font-weight-asian="bold" style:language-complex="es" style:country-complex="ES"/>
    </style:style>
    <style:style style:name="P2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3" style:parent-style-name="Normal" style:family="paragraph">
      <style:text-properties style:font-name="Liberation Sans" fo:text-shadow="0.0145in 0.0145in 0.0416in #000000" fo:color="#000000" fo:font-size="26pt" style:font-size-asian="26pt" style:font-size-complex="26pt" style:language-complex="es" style:country-complex="ES"/>
    </style:style>
    <style:style style:name="P4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5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6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7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8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9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0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1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2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3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4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5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6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7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18" style:parent-style-name="Normal" style:family="paragraph">
      <style:text-properties style:font-name="Liberation Sans" fo:font-weight="bold" style:font-weight-asian="bold" style:language-complex="es" style:country-complex="ES"/>
    </style:style>
    <style:style style:name="P19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20" style:parent-style-name="Standard" style:family="paragraph">
      <style:paragraph-properties fo:text-align="justify"/>
      <style:text-properties style:font-name="Liberation Sans" style:language-complex="es" style:country-complex="ES"/>
    </style:style>
    <style:style style:name="P21" style:parent-style-name="Normal" style:family="paragraph">
      <style:text-properties style:font-name="Liberation Sans" style:language-complex="es" style:country-complex="ES"/>
    </style:style>
    <style:style style:name="P22" style:parent-style-name="Normal" style:family="paragraph">
      <style:text-properties style:font-name="Liberation Sans" style:language-complex="es" style:country-complex="ES"/>
    </style:style>
    <style:style style:name="P23" style:parent-style-name="Normal" style:family="paragraph">
      <style:text-properties style:font-name="Liberation Sans" style:language-complex="es" style:country-complex="ES"/>
    </style:style>
    <style:style style:name="P24" style:parent-style-name="Normal" style:family="paragraph">
      <style:text-properties style:font-name="Liberation Sans" style:language-complex="es" style:country-complex="ES"/>
    </style:style>
    <style:style style:name="P25" style:parent-style-name="Normal" style:family="paragraph">
      <style:text-properties style:font-name="Liberation Sans" style:language-complex="es" style:country-complex="ES"/>
    </style:style>
    <style:style style:name="P26" style:parent-style-name="Normal" style:family="paragraph">
      <style:text-properties style:font-name="Liberation Sans" fo:font-weight="bold" style:font-weight-asian="bold" style:font-weight-complex="bold" style:language-complex="es" style:country-complex="ES"/>
    </style:style>
    <style:style style:name="T27" style:parent-style-name="Hipervínculo" style:family="text">
      <style:text-properties style:font-name="Liberation Sans" style:language-complex="es" style:country-complex="ES"/>
    </style:style>
    <style:style style:name="T28" style:parent-style-name="Hipervínculo" style:family="text">
      <style:text-properties style:font-name="Liberation Sans" style:language-complex="es" style:country-complex="ES"/>
    </style:style>
    <style:style style:name="P29" style:parent-style-name="Normal" style:family="paragraph">
      <style:text-properties style:font-name="Liberation Sans" style:language-complex="es" style:country-complex="ES"/>
    </style:style>
    <style:style style:name="P30" style:parent-style-name="Normal" style:family="paragraph">
      <style:text-properties style:font-name="Liberation Sans" style:language-complex="es" style:country-complex="ES"/>
    </style:style>
  </office:automatic-styles>
  <office:body>
    <office:text text:use-soft-page-breaks="true">
      <text:p text:style-name="P1">Título</text:p>
      <text:p text:style-name="P2"/>
      <text:p text:style-name="P3">Crear un plan de seguridad para una empresa (PYME)</text:p>
      <text:p text:style-name="P4"/>
      <text:p text:style-name="P5"/>
      <text:p text:style-name="P6">OBJETIVOS</text:p>
      <text:p text:style-name="P7">Aplica medidas de seguridad pasiva en sistemas informáticos describiendo características de entornos y relacionándolas con sus necesidades</text:p>
      <text:p text:style-name="P8"/>
      <text:p text:style-name="P9">a) Se ha valorado la importancia de mantener la información segura.</text:p>
      <text:p text:style-name="P10">b) Se han descrito las diferencias entre seguridad física y lógica.</text:p>
      <text:p text:style-name="P11">c) Se han definido las características de la ubicación física y condiciones ambientales de los equipos y servidores.</text:p>
      <text:p text:style-name="P12">d) Se ha identificado la necesidad de proteger físicamente los sistemas informáticos.</text:p>
      <text:p text:style-name="P13">e) Se ha verificado el funcionamiento de los sistemas de alimentación ininterrumpida.</text:p>
      <text:p text:style-name="P14">f) Se han seleccionado los puntos de aplicación de los sistemas de alimentación ininterrumpida.</text:p>
      <text:p text:style-name="P15">g) Se han esquematizado las características de una política de seguridad basada en listas de control de acceso.</text:p>
      <text:p text:style-name="P16">h) Se ha valorado la importancia de establecer una política de contraseñas.</text:p>
      <text:p text:style-name="P17">i) Se han valorado las ventajas que supone la utilización de sistemas biométricos.</text:p>
      <text:p text:style-name="Normal"/>
      <text:p text:style-name="P18">Gestiona dispositivos de almacenamiento describiendo los procedimientos efectuados y aplicando técnicas para asegurar la integridad de la información.</text:p>
      <text:p text:style-name="P19">a) Se ha interpretado la documentación técnica relativa a la política de almacenamiento.</text:p>
      <text:p text:style-name="P20">b) Se han tenido en cuenta factores inherentes al almacenamiento de la información (rendimiento, disponibilidad, accesibilidad, entre otros).</text:p>
      <text:p text:style-name="P21">c) Se han clasificado y enumerado los principales métodos de almacenamiento</text:p>
      <text:p text:style-name="P22">d) Se ha contrastado la obligación de poner a disposición de las personas los datos personales que les conciernen.</text:p>
      <text:p text:style-name="P23">e) Se ha descrito la legislación actual sobre los servicios de la sociedad de la información y comercio electrónico.</text:p>
      <text:p text:style-name="P24">f) Se han contrastado las normas sobre gestión de seguridad de la información.</text:p>
      <text:p text:style-name="P25"/>
      <text:p text:style-name="P26">DOCUMENTACIÓN<text:s/>Y<text:s/></text:p>
      <text:p text:style-name="Normal"><text:a xlink:href="https://www.iso27000.es/iso27002.html" office:target-frame-name="_top" xlink:show="replace"><text:span text:style-name="T27">https://www.iso27000.es/iso27002.html</text:span></text:a></text:p>
      <text:p text:style-name="Normal"><text:a xlink:href="https://normaiso27001.es/a6-organizacion-de-la-seguridad-de-la-informacion/" office:target-frame-name="_top" xlink:show="replace"><text:span text:style-name="T28">https://normaiso27001.es/a6-organizacion-de-la-seguridad-de-la-informacion/</text:span></text:a></text:p>
      <text:p text:style-name="P29"/>
      <text:p text:style-name="P3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in" fo:line-height="115%"/>
      <style:text-properties style:font-name="Liberation Serif" style:font-name-asian="Noto Sans CJK SC Regular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é Antonio Pérez Alías</meta:initial-creator>
    <dc:creator>José Antonio Pérez Alías</dc:creator>
    <meta:creation-date>2022-11-08T10:59:00Z</meta:creation-date>
    <dc:date>2022-11-08T12:00:00Z</dc:date>
    <meta:template xlink:href="Normal" xlink:type="simple"/>
    <meta:editing-cycles>3</meta:editing-cycles>
    <meta:editing-duration>PT3600S</meta:editing-duration>
    <meta:document-statistic meta:page-count="2" meta:paragraph-count="4" meta:word-count="316" meta:character-count="2050" meta:row-count="14" meta:non-whitespace-character-count="1738"/>
  </office:meta>
</office:document-meta>
</file>